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8.501cm" table:align="margins"/>
    </style:style>
    <style:style style:name="Tabella4.A" style:family="table-column">
      <style:table-column-properties style:column-width="4.101cm" style:rel-column-width="9429*"/>
    </style:style>
    <style:style style:name="Tabella4.B" style:family="table-column">
      <style:table-column-properties style:column-width="4.207cm" style:rel-column-width="9673*"/>
    </style:style>
    <style:style style:name="Tabella4.C" style:family="table-column">
      <style:table-column-properties style:column-width="1.482cm" style:rel-column-width="3406*"/>
    </style:style>
    <style:style style:name="Tabella4.D" style:family="table-column">
      <style:table-column-properties style:column-width="2.854cm" style:rel-column-width="6562*"/>
    </style:style>
    <style:style style:name="Tabella4.E" style:family="table-column">
      <style:table-column-properties style:column-width="2.265cm" style:rel-column-width="5207*"/>
    </style:style>
    <style:style style:name="Tabella4.K" style:family="table-column">
      <style:table-column-properties style:column-width="2.272cm" style:rel-column-width="5223*"/>
    </style:style>
    <style:style style:name="Tabella4.A1" style:family="table-cell">
      <style:table-cell-properties fo:background-color="#999999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K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2" style:family="table">
      <style:table-properties style:width="18.713cm" table:align="margins"/>
    </style:style>
    <style:style style:name="Tabella2.A" style:family="table-column">
      <style:table-column-properties style:column-width="2.91cm" style:rel-column-width="1650*"/>
    </style:style>
    <style:style style:name="Tabella2.B" style:family="table-column">
      <style:table-column-properties style:column-width="2.196cm" style:rel-column-width="1245*"/>
    </style:style>
    <style:style style:name="Tabella2.C" style:family="table-column">
      <style:table-column-properties style:column-width="2.302cm" style:rel-column-width="1305*"/>
    </style:style>
    <style:style style:name="Tabella2.F" style:family="table-column">
      <style:table-column-properties style:column-width="2.223cm" style:rel-column-width="1260*"/>
    </style:style>
    <style:style style:name="Tabella2.G" style:family="table-column">
      <style:table-column-properties style:column-width="2.291cm" style:rel-column-width="1299*"/>
    </style:style>
    <style:style style:name="Tabella2.H" style:family="table-column">
      <style:table-column-properties style:column-width="2.293cm" style:rel-column-width="1300*"/>
    </style:style>
    <style:style style:name="Tabella2.A1" style:family="table-cell">
      <style:table-cell-properties fo:padding="0.049cm" fo:border-left="0.05pt solid #000000" fo:border-right="0.05pt solid #111111" fo:border-top="0.05pt solid #cccccc" fo:border-bottom="0.05pt solid #cccccc"/>
    </style:style>
    <style:style style:name="Tabella2.A2" style:family="table-cell">
      <style:table-cell-properties fo:padding="0.049cm" fo:border-left="0.05pt solid #000000" fo:border-right="none" fo:border-top="none" fo:border-bottom="0.05pt solid #cccccc"/>
    </style:style>
    <style:style style:name="Tabella2.B2" style:family="table-cell">
      <style:table-cell-properties fo:padding="0.049cm" fo:border-left="none" fo:border-right="none" fo:border-top="none" fo:border-bottom="0.05pt solid #cccccc"/>
    </style:style>
    <style:style style:name="Tabella2.G2" style:family="table-cell">
      <style:table-cell-properties fo:padding="0.049cm" fo:border-left="0.05pt solid #cccccc" fo:border-right="none" fo:border-top="none" fo:border-bottom="0.05pt solid #cccccc"/>
    </style:style>
    <style:style style:name="Tabella2.H2" style:family="table-cell">
      <style:table-cell-properties fo:padding="0.049cm" fo:border-left="0.05pt solid #cccccc" fo:border-right="0.05pt solid #111111" fo:border-top="none" fo:border-bottom="0.05pt solid #cccccc"/>
    </style:style>
    <style:style style:name="Tabella2.A3" style:family="table-cell">
      <style:table-cell-properties fo:padding="0.049cm" fo:border-left="0.05pt solid #000000" fo:border-right="0.05pt solid #111111" fo:border-top="none" fo:border-bottom="0.05pt solid #cccccc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b42ee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bfd8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b8566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bfd8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bfd88" officeooo:paragraph-rsid="00abfd88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f4210" officeooo:paragraph-rsid="00af4210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85661" officeooo:paragraph-rsid="00b85661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bold" officeooo:rsid="003c366e" officeooo:paragraph-rsid="00b8566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937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bom in load_parent_objects(data)&quot;&gt;">starts for loop</text:text-input></text:p>
      <text:p text:style-name="P8"/>
      <text:p text:style-name="P9"><text:span text:style-name="T5"><text:placeholder text:placeholder-type="text">&lt;bom.code or bom.product_id.code&gt;</text:placeholder></text:span><text:span text:style-name="T5"> </text:span><text:placeholder text:placeholder-type="text">&lt;bom.name or bom.product_id.name&gt;</text:placeholder><text:span text:style-name="T6"> 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6"/>
        <table:table-column table:style-name="Tabella4.K"/>
        <table:table-header-rows>
          <table:table-row>
            <table:table-cell table:style-name="Tabella4.A1" office:value-type="string">
              <text:p text:style-name="P16">Sotto componente</text:p>
            </table:table-cell>
            <table:table-cell table:style-name="Tabella4.A1" office:value-type="string">
              <text:p text:style-name="P17">Categoria</text:p>
            </table:table-cell>
            <table:table-cell table:style-name="Tabella4.A1" office:value-type="string">
              <text:p text:style-name="P17">Q.</text:p>
            </table:table-cell>
            <table:table-cell table:style-name="Tabella4.D1" office:value-type="string">
              <text:p text:style-name="P16">Parte finale</text:p>
            </table:table-cell>
            <table:table-cell table:style-name="Tabella4.D1" office:value-type="string">
              <text:p text:style-name="P18">Lungh.</text:p>
            </table:table-cell>
            <table:table-cell table:style-name="Tabella4.D1" office:value-type="string">
              <text:p text:style-name="P18">Parti</text:p>
            </table:table-cell>
            <table:table-cell table:style-name="Tabella4.D1" office:value-type="string">
              <text:p text:style-name="P18">Diam.</text:p>
            </table:table-cell>
            <table:table-cell table:style-name="Tabella4.D1" office:value-type="string">
              <text:p text:style-name="P18">Spess.</text:p>
            </table:table-cell>
            <table:table-cell table:style-name="Tabella4.D1" office:value-type="string">
              <text:p text:style-name="P18">Resist.</text:p>
            </table:table-cell>
            <table:table-cell table:style-name="Tabella4.D1" office:value-type="string">
              <text:p text:style-name="P18">Lungh. barra</text:p>
            </table:table-cell>
            <table:table-cell table:style-name="Tabella4.K1" office:value-type="string">
              <text:p text:style-name="P18">Tg./Barra</text:p>
            </table:table-cell>
          </table:table-row>
        </table:table-header-rows>
        <table:table-row>
          <table:table-cell table:style-name="Tabella4.A2" table:number-columns-spanned="11" office:value-type="string">
            <text:p text:style-name="P4"><text:text-input text:description="&lt;for each=&quot;hw in bom.bom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1" office:value-type="string">
            <text:p text:style-name="P5"><text:placeholder text:placeholder-type="text">&lt;if test="ok_modal(hw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4"><text:placeholder text:placeholder-type="text">&lt;hw.product_id.default_code&gt;</text:placeholder></text:p>
          </table:table-cell>
          <table:table-cell table:style-name="Tabella4.A4" office:value-type="string">
            <text:p text:style-name="P10"><text:placeholder text:placeholder-type="text">&lt;hw.category_id.name or '?'&gt;</text:placeholder></text:p>
          </table:table-cell>
          <table:table-cell table:style-name="Tabella4.A4" office:value-type="string">
            <text:p text:style-name="P11"><text:placeholder text:placeholder-type="text">&lt;hw.product_qty&gt;</text:placeholder></text:p>
          </table:table-cell>
          <table:table-cell table:style-name="Tabella4.A3" table:number-columns-spanned="8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 table:number-columns-repeated="2"/>
              <table:table-column table:style-name="Tabella2.B"/>
              <table:table-column table:style-name="Tabella2.F"/>
              <table:table-column table:style-name="Tabella2.G"/>
              <table:table-column table:style-name="Tabella2.H"/>
              <table:table-row>
                <table:table-cell table:style-name="Tabella2.A1" table:number-columns-spanned="8" office:value-type="string">
                  <text:p text:style-name="P12"><text:placeholder text:placeholder-type="text">&lt;for each="c in hw.product_id.half_bom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2.A2" office:value-type="string">
                  <text:p text:style-name="P14"><text:placeholder text:placeholder-type="text">&lt;c.product_id.default_code&gt;</text:placeholder></text:p>
                </table:table-cell>
                <table:table-cell table:style-name="Tabella2.B2" office:value-type="string">
                  <text:p text:style-name="P19"><text:placeholder text:placeholder-type="text">&lt;c.product_qty&gt;</text:placeholder></text:p>
                </table:table-cell>
                <table:table-cell table:style-name="Tabella2.B2" office:value-type="string">
                  <text:p text:style-name="P13"><text:placeholder text:placeholder-type="text">&lt;c.pipe_total&gt;</text:placeholder></text:p>
                </table:table-cell>
                <table:table-cell table:style-name="Tabella2.B2" office:value-type="string">
                  <text:p text:style-name="P13"><text:placeholder text:placeholder-type="text">&lt;c.product_id.pipe_diameter&gt;</text:placeholder></text:p>
                </table:table-cell>
                <table:table-cell table:style-name="Tabella2.B2" office:value-type="string">
                  <text:p text:style-name="P13"><text:placeholder text:placeholder-type="text">&lt;c.product_id.pipe_thick&gt;</text:placeholder></text:p>
                </table:table-cell>
                <table:table-cell table:style-name="Tabella2.B2" office:value-type="string">
                  <text:p text:style-name="P13"><text:placeholder text:placeholder-type="text">&lt;c.product_id.pipe_resistence&gt;</text:placeholder></text:p>
                </table:table-cell>
                <table:table-cell table:style-name="Tabella2.G2" office:value-type="string">
                  <text:p text:style-name="P13"><text:placeholder text:placeholder-type="text">&lt;c.product_id.pipe_length&gt;</text:placeholder></text:p>
                </table:table-cell>
                <table:table-cell table:style-name="Tabella2.H2" office:value-type="string">
                  <text:p text:style-name="P13"><text:placeholder text:placeholder-type="text">&lt;c.length_cut&gt;</text:placeholder></text:p>
                </table:table-cell>
              </table:table-row>
              <table:table-row>
                <table:table-cell table:style-name="Tabella2.A3" table:number-columns-spanned="8" office:value-type="string">
                  <text:p text:style-name="P12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1" office:value-type="string">
            <text:p text:style-name="P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7T11:52:40.590455323</dc:date>
    <dc:creator>thebrush </dc:creator>
    <meta:editing-duration>PT15H16M25S</meta:editing-duration>
    <meta:editing-cycles>173</meta:editing-cycles>
    <meta:document-statistic meta:table-count="2" meta:image-count="0" meta:object-count="0" meta:page-count="1" meta:paragraph-count="34" meta:word-count="78" meta:character-count="681" meta:non-whitespace-character-count="642"/>
  </office:meta>
</office:document-meta>
</file>